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47cm" fo:min-width="13.73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 fo:min-height="1.528cm" fo:min-width="8.898cm"/>
    </style:style>
    <style:style style:name="gr4" style:family="graphic" style:parent-style-name="standard">
      <style:graphic-properties svg:stroke-color="#000000" draw:fill="solid" draw:fill-color="#cc3300" draw:textarea-horizontal-align="justify" draw:textarea-vertical-align="middle" draw:auto-grow-height="false" fo:min-height="1.528cm" fo:min-width="8.898cm"/>
    </style:style>
    <style:style style:name="gr5" style:family="graphic" style:parent-style-name="standard">
      <style:graphic-properties svg:stroke-color="#000000" draw:fill="solid" draw:fill-color="#ff3300" draw:textarea-horizontal-align="justify" draw:textarea-vertical-align="middle" draw:auto-grow-height="false" fo:min-height="1.528cm" fo:min-width="8.898cm"/>
    </style:style>
    <style:style style:name="gr6" style:family="graphic" style:parent-style-name="standard">
      <style:graphic-properties svg:stroke-color="#000000" draw:fill="solid" draw:fill-color="#669900" draw:textarea-horizontal-align="justify" draw:textarea-vertical-align="middle" draw:auto-grow-height="false" fo:min-height="1.528cm" fo:min-width="8.898cm"/>
    </style:style>
    <style:style style:name="gr7" style:family="graphic" style:parent-style-name="standard">
      <style:graphic-properties svg:stroke-color="#000000" draw:fill="solid" draw:fill-color="#66cc00" draw:textarea-horizontal-align="justify" draw:textarea-vertical-align="middle" draw:auto-grow-height="false" fo:min-height="1.528cm" fo:min-width="8.89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3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</style:style>
    <style:style style:name="gr1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528cm" fo:min-width="8.89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5.2000007629395pt" style:font-size-asian="25.2000007629395pt" style:font-size-complex="25.2000007629395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3.7000007629395pt" style:font-size-asian="23.7000007629395pt" style:font-size-complex="23.7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000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000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00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00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00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00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00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00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00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0000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“Intermediate Scalability” for XDI2</text:p>
          </draw:text-box>
        </draw:frame>
        <draw:frame presentation:style-name="pr2" draw:layer="layout" svg:width="25.199cm" svg:height="12.179cm" svg:x="1.4cm" svg:y="4.914cm" presentation:class="subtitle">
          <draw:text-box>
            <text:p>Goal #1: Significantly improve scalability/performance of XDI2</text:p>
            <text:p/>
            <text:p>Goal #2: With moderate effort</text:p>
          </draw:text-box>
        </draw:frame>
        <draw:frame draw:style-name="gr1" draw:text-style-name="P1" draw:layer="layout" svg:width="14.235cm" svg:height="1.697cm" svg:x="7.031cm" svg:y="18.034cm">
          <draw:text-box>
            <text:p text:style-name="P1">December 18<text:span text:style-name="T1">th</text:span> 2014, by Markus</text:p>
            <text:p text:style-name="P1">Analysis based on XDI2 release 0.7-SNAPSHOT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portunities</text:p>
          </draw:text-box>
        </draw:frame>
        <draw:frame presentation:style-name="pr4" draw:layer="layout" svg:width="25.199cm" svg:height="13.628cm" svg:x="1.4cm" svg:y="4.914cm" presentation:class="outline" presentation:user-transformed="true">
          <draw:text-box>
            <text:list text:style-name="L2">
              <text:list-item>
                <text:p><text:span text:style-name="T2"><text:s/></text:span><text:span text:style-name="T2">General architecture:</text:span> Layers from XDI messaging to DB persistence</text:p>
              </text:list-item>
              <text:list-item>
                <text:p><text:span text:style-name="T2"><text:s/></text:span><text:span text:style-name="T2">Data mapping:</text:span> How to map an XDI graph to individual DB records (rows, values, documents, etc.)</text:p>
              </text:list-item>
              <text:list-item>
                <text:p><text:span text:style-name="T2"><text:s/></text:span><text:span text:style-name="T2">Operation mapping:</text:span> How to map XDI operations and API calls to DB operations</text:p>
              </text:list-item>
            </text:list>
            <text:list text:style-name="L3">
              <text:list-item>
                <text:p><text:span text:style-name="T2"><text:s/></text:span><text:span text:style-name="T2">DB choice and tuning:</text:span><text:span text:style-name="T3"> Which DB to choose and how to configure it</text:span></text:p>
              </text:list-item>
            </text:list>
            <text:list text:style-name="L2">
              <text:list-item>
                <text:p><text:span text:style-name="T2"><text:s/></text:span><text:span text:style-name="T2">Caching</text:span></text:p>
              </text:list-item>
              <text:list-item>
                <text:p><text:span text:style-name="T2"><text:s/></text:span><text:span text:style-name="T2">Load balancing</text:span></text:p>
              </text:list-item>
              <text:list-item>
                <text:p><text:span text:style-name="T2"><text:s/></text:span><text:span text:style-name="T2">Network I/O</text:span></text:p>
              </text:list-item>
              <text:list-item>
                <text:p><text:span text:style-name="T2"><text:s/></text:span><text:span text:style-name="T2">Link contract evaluation</text:span></text:p>
              </text:list-item>
              <text:list-item>
                <text:p><text:span text:style-name="T2"><text:s/></text:span><text:span text:style-name="T2">Crypto primitives</text:span></text:p>
              </text:list-item>
              <text:list-item>
                <text:p><text:span text:style-name="T2"><text:s text:c="2"/></text:span><text:span text:style-name="T2">Dealing with DoS threats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1. General architecture</text:p>
          </draw:text-box>
        </draw:frame>
        <draw:custom-shape draw:style-name="gr3" draw:text-style-name="P1" draw:layer="layout" svg:width="9.398cm" svg:height="1.778cm" svg:x="2.032cm" svg:y="6.404cm">
          <text:p text:style-name="P1">xdi2.messaging.*</text:p>
          <text:p text:style-name="P1">($get, $set, $add, $mod, ...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398cm" svg:height="1.778cm" svg:x="2.032cm" svg:y="8.69cm">
          <text:p text:style-name="P1">xdi2.core.*</text:p>
          <text:p text:style-name="P1">Graph API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9.398cm" svg:height="1.778cm" svg:x="2.032cm" svg:y="10.476cm">
          <text:p text:style-name="P1">xdi2.core.impl.*</text:p>
          <text:p text:style-name="P1">Graph API Implementation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9.398cm" svg:height="1.778cm" svg:x="16.51cm" svg:y="6.404cm">
          <text:p text:style-name="P1">xdi2.messaging.*</text:p>
          <text:p text:style-name="P1">($get, $set, $add, $mod, ...)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9.398cm" svg:height="1.778cm" svg:x="16.51cm" svg:y="8.69cm">
          <text:p text:style-name="P1">xdi2.core.*</text:p>
          <text:p text:style-name="P1">Graph API+Implementation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9.398cm" svg:height="1.778cm" svg:x="16.51cm" svg:y="10.976cm">
          <text:p text:style-name="P1">xdi2.store.*</text:p>
          <text:p text:style-name="P1">Store API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9.398cm" svg:height="1.778cm" svg:x="16.51cm" svg:y="12.762cm">
          <text:p text:style-name="P1">xdi2.store.impl.*</text:p>
          <text:p text:style-name="P1">Store API Implementations</text:p>
          <draw:enhanced-geometry svg:viewBox="0 0 21600 21600" draw:type="rectangle" draw:enhanced-path="M 0 0 L 21600 0 21600 21600 0 21600 0 0 Z N"/>
        </draw:custom-shape>
        <draw:frame draw:style-name="gr8" draw:layer="layout" svg:width="1.933cm" svg:height="0.962cm" svg:x="5.65cm" svg:y="4.65cm">
          <draw:text-box>
            <text:p>Now:</text:p>
          </draw:text-box>
        </draw:frame>
        <draw:frame draw:style-name="gr9" draw:layer="layout" svg:width="3.846cm" svg:height="0.962cm" svg:x="19.265cm" svg:y="4.65cm">
          <draw:text-box>
            <text:p>Alternative?</text:p>
          </draw:text-box>
        </draw:frame>
        <draw:custom-shape draw:style-name="gr10" draw:text-style-name="P1" draw:layer="layout" svg:width="9.398cm" svg:height="1.778cm" svg:x="2.032cm" svg:y="12.804cm">
          <text:p text:style-name="P1">DB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9.398cm" svg:height="1.778cm" svg:x="16.51cm" svg:y="15.14cm">
          <text:p text:style-name="P1">DB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2. Data mapping</text:p>
          </draw:text-box>
        </draw:frame>
        <draw:frame presentation:style-name="pr4" draw:layer="layout" svg:width="25.199cm" svg:height="14.136cm" svg:x="1.4cm" svg:y="4.914cm" presentation:class="outline" presentation:user-transformed="true">
          <draw:text-box>
            <text:list text:style-name="L4">
              <text:list-item>
                <text:p>Current mapping patterns:</text:p>
                <text:list>
                  <text:list-item>
                    <text:p><text:span text:style-name="T4">Whole XDI graph in one DB record</text:span><text:line-break/><text:span text:style-name="T5">(supported by FileWrapperGraphFactory)</text:span></text:p>
                  </text:list-item>
                  <text:list-item>
                    <text:p><text:span text:style-name="T4">One DB record per XDI context</text:span><text:span text:style-name="T6"><text:line-break/></text:span><text:span text:style-name="T5">(supported by BDBJSONGraphFactory, RedisJSONGraphFactory, MongoDBJSONGraphFactory)</text:span></text:p>
                  </text:list-item>
                  <text:list-item>
                    <text:p><text:span text:style-name="T4">One DB record per XDI statement</text:span><text:line-break/><text:span text:style-name="T5">(supported by BDBKeyValueGraphFactory, RedisKeyValueGraphFactory)</text:span></text:p>
                  </text:list-item>
                </text:list>
              </text:list-item>
              <text:list-item>
                <text:p>Opportunities:</text:p>
                <text:list>
                  <text:list-item>
                    <text:p>Hybrid mapping patterns</text:p>
                  </text:list-item>
                  <text:list-item>
                    <text:p>Special intelligence for well-known XDI features such as link contracts or $ref/$rep relations</text:p>
                  </text:list-item>
                  <text:list-item>
                    <text:p>Special intelligence for large literal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3. Operation mapping</text:p>
          </draw:text-box>
        </draw:frame>
        <draw:frame presentation:style-name="pr4" draw:layer="layout" svg:width="25.199cm" svg:height="14.39cm" svg:x="1.4cm" svg:y="4.914cm" presentation:class="outline" presentation:user-transformed="true">
          <draw:text-box>
            <text:list text:style-name="L4">
              <text:list-item>
                <text:p>Does the DB provide write operations that align well with XDI operations?</text:p>
                <text:list>
                  <text:list-item>
                    <text:p>Can $set be mapped to a single DB operation?</text:p>
                  </text:list-item>
                  <text:list-item>
                    <text:p>Can $add be mapped to a single DB operation?</text:p>
                  </text:list-item>
                  <text:list-item>
                    <text:p>Can $mod be mapped to a single DB operation?</text:p>
                  </text:list-item>
                </text:list>
              </text:list-item>
              <text:list-item>
                <text:p>Does the DB provide suitable read operations?</text:p>
              </text:list-item>
              <text:list-item>
                <text:p>Can multiple XDI operations be queued sent to the DB in a single transaction?</text:p>
              </text:list-item>
              <text:list-item>
                <text:p>Graph API layer uses a boolean “hint” for getXXX() calls to tell its implementations whether the entire subgraph is needed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4. DB choice and tuning</text:p>
          </draw:text-box>
        </draw:frame>
        <draw:frame presentation:style-name="pr4" draw:layer="layout" svg:width="25.199cm" svg:height="14.644cm" svg:x="1.4cm" svg:y="4.914cm" presentation:class="outline" presentation:user-transformed="true">
          <draw:text-box>
            <text:list text:style-name="L4">
              <text:list-item>
                <text:p>DB choice: Optimal alignment with the XDI graph structure and XDI operations, e.g. MongoDB vs. CouchDB vs. SQL.</text:p>
              </text:list-item>
              <text:list-item>
                <text:p>DB configuration: E.g. in MongoDB one vs. multiple “databases”</text:p>
              </text:list-item>
              <text:list-item>
                <text:p>Choice of DB may depend on anticipated usage profile</text:p>
              </text:list-item>
              <text:list-item>
                <text:p>E.g: Danube Clouds CSP:</text:p>
                <text:list>
                  <text:list-item>
                    <text:p>RedisJSONGraphFactory for CSP “registry” graph</text:p>
                  </text:list-item>
                  <text:list-item>
                    <text:p>MongoDBJSONGraphFactory for “user” graphs</text:p>
                  </text:list-item>
                </text:list>
              </text:list-item>
              <text:list-item>
                <text:p>Some graphs may not need persistence</text:p>
              </text:list-item>
              <text:list-item>
                <text:p>Some graphs may be read-only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5. Caching 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DB may provide caching mechanisms</text:p>
              </text:list-item>
              <text:list-item>
                <text:p>Should XDI2 have a generic caching mechanism that is independent of the DB?</text:p>
              </text:list-item>
              <text:list-item>
                <text:p>Idea: “Chaining” of GraphFactory's, e.g.:</text:p>
                <text:list>
                  <text:list-item>
                    <text:p>First: RedisJSONGraphFactory</text:p>
                  </text:list-item>
                  <text:list-item>
                    <text:p>Second: MongoDBJSONGraphFa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6. Load balanc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DB may provide load balancing mechanisms</text:p>
              </text:list-item>
              <text:list-item>
                <text:p>Should XDI2 have a generic load balancing mechanism that is independent of the DB?</text:p>
              </text:list-item>
              <text:list-item>
                <text:p>Respect Network member graph:</text:p>
                <text:list>
                  <text:list-item>
                    <text:p>LoadBalancingProxyContributor</text:p>
                    <text:p>(subclass of ProxyContributor)</text:p>
                  </text:list-item>
                  <text:list-item>
                    <text:p>Forward XDI operations to specialized load balancing nodes based on whether the operation is read ($get) or write ($set, $del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7. Link contract evalua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Link contract evaluation happens with every incoming XDI message and may be complex</text:p>
              </text:list-item>
              <text:list-item>
                <text:p>Design ways to optimize this evaluation process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8. Crypto primitiv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>Currently using Java's JCE for crypto operations such as key generation or signature creation/validation</text:p>
              </text:list-item>
              <text:list-item>
                <text:p><text:a xlink:href="http://en.wikipedia.org/wiki/Java_Cryptography_Extension" xlink:type="simple">http://en.wikipedia.org/wiki/Java_Cryptography_Extension</text:a></text:p>
              </text:list-item>
              <text:list-item>
                <text:p>Alternatives? Bouncy Castle? Support for specialized crypto hardware?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9. Network I/O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list>
                  <text:list-item>
                    <text:p>Now: Apache Tomcat, Jetty, Java Servlets</text:p>
                  </text:list-item>
                  <text:list-item>
                    <text:p>Alternatives: Non-blocking IO, e.g. Apache MINA, Netty, Vert.x, Project Grizzl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10. Dealing with DoS threa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Problem 1: Incoming XDI message is an XDI graph that needs to be parsed before it can be processed. Attackers may construct XDI messages that maximize load on the parser.</text:p>
              </text:list-item>
              <text:list-item>
                <text:p>Problem 2: Signature validation is complex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18T15:45:58.513286782</meta:creation-date>
    <dc:date>2014-12-19T15:39:03.578531522</dc:date>
    <meta:editing-duration>PT4H16M45S</meta:editing-duration>
    <meta:editing-cycles>33</meta:editing-cycles>
    <meta:generator>LibreOffice/4.3.3.2$Linux_X86_64 LibreOffice_project/430m0$Build-2</meta:generator>
    <dc:creator>markus </dc:creator>
    <meta:document-statistic meta:object-count="80"/>
  </office:meta>
</office:document-meta>
</file>